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1C4FFEEF8E4638BF.png" manifest:media-type="image/png"/>
  <manifest:file-entry manifest:full-path="Pictures/1000000000000556000003002B2503D899855048.png" manifest:media-type="image/png"/>
  <manifest:file-entry manifest:full-path="Pictures/100000000000055600000300B009D1AFD0803A85.png" manifest:media-type="image/png"/>
  <manifest:file-entry manifest:full-path="Pictures/100000000000055600000300F95CA707230C3982.png" manifest:media-type="image/png"/>
  <manifest:file-entry manifest:full-path="Pictures/100000000000055600000300003B6EF9E37EBF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redeterminado">
        <draw:frame draw:style-name="gr1" draw:text-style-name="P1" draw:layer="layout" svg:width="27.999cm" svg:height="15.741cm" svg:x="0.134cm" svg:y="0.102cm">
          <draw:image xlink:href="Pictures/1000000000000556000003002B2503D8998550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1" draw:layer="layout" svg:width="27.999cm" svg:height="15.741cm" svg:x="0.134cm" svg:y="0.102cm">
          <draw:image xlink:href="Pictures/100000000000055600000300B009D1AFD0803A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1" draw:layer="layout" svg:width="27.999cm" svg:height="15.741cm" svg:x="0.134cm" svg:y="0.102cm">
          <draw:image xlink:href="Pictures/100000000000055600000300F95CA707230C39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1" draw:layer="layout" svg:width="27.999cm" svg:height="15.741cm" svg:x="0.134cm" svg:y="0.102cm">
          <draw:image xlink:href="Pictures/1000000000000556000003001C4FFEEF8E4638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1" draw:layer="layout" svg:width="27.999cm" svg:height="15.741cm" svg:x="0.134cm" svg:y="0.102cm">
          <draw:image xlink:href="Pictures/100000000000055600000300003B6EF9E37EBF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1T12:37:47.693000000</meta:creation-date>
    <dc:date>2021-08-01T13:33:30.671000000</dc:date>
    <meta:editing-duration>PT5M7S</meta:editing-duration>
    <meta:editing-cycles>1</meta:editing-cycles>
    <meta:document-statistic meta:object-count="36"/>
    <meta:generator>LibreOffice/7.1.2.2$Windows_X86_64 LibreOffice_project/8a45595d069ef5570103caea1b71cc9d82b2aae4</meta:generator>
  </office:meta>
</office:document-meta>
</file>